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0.2945in"/>
    </style:style>
    <style:style style:name="co3" style:family="table-column">
      <style:table-column-properties fo:break-before="auto" style:column-width="1.2772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3.3772in"/>
    </style:style>
    <style:style style:name="co6" style:family="table-column">
      <style:table-column-properties fo:break-before="auto" style:column-width="0.3839in"/>
    </style:style>
    <style:style style:name="co7" style:family="table-column">
      <style:table-column-properties fo:break-before="auto" style:column-width="0.6874in"/>
    </style:style>
    <style:style style:name="co8" style:family="table-column">
      <style:table-column-properties fo:break-before="auto" style:column-width="0.5807in"/>
    </style:style>
    <style:style style:name="co9" style:family="table-column">
      <style:table-column-properties fo:break-before="auto" style:column-width="0.6693in"/>
    </style:style>
    <style:style style:name="co10" style:family="table-column">
      <style:table-column-properties fo:break-before="auto" style:column-width="0.6783in"/>
    </style:style>
    <style:style style:name="co11" style:family="table-column">
      <style:table-column-properties fo:break-before="auto" style:column-width="6.745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693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7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bf00"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afd095" style:text-align-source="fix" style:repeat-content="false" style:vertical-align="top"/>
      <style:paragraph-properties fo:text-align="start" fo:margin-left="0in"/>
      <style:text-properties fo:font-size="8pt" style:font-size-asian="8pt" style:font-size-complex="8pt"/>
    </style:style>
    <style:style style:name="ce19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afd095" fo:wrap-option="wrap" style:vertical-align="top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size="8pt" style:font-size-asian="8pt" style:font-size-complex="8pt"/>
    </style:style>
    <style:style style:name="ce26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afd095" style:vertical-align="top"/>
      <style:text-properties fo:font-size="8pt" style:font-size-asian="8pt" style:font-size-complex="8pt"/>
    </style:style>
    <style:style style:name="ce28" style:family="table-cell" style:parent-style-name="Default" style:data-style-name="N104">
      <style:table-cell-properties style:vertical-align="top"/>
      <style:text-properties fo:font-size="8pt" style:font-size-asian="8pt" style:font-size-complex="8pt"/>
    </style:style>
    <style:style style:name="ce29" style:family="table-cell" style:parent-style-name="Default" style:data-style-name="N104">
      <style:table-cell-properties fo:background-color="#afd095" style:vertical-align="top"/>
      <style:text-properties fo:font-size="8pt" style:font-size-asian="8pt" style:font-size-complex="8pt"/>
    </style:style>
    <style:style style:name="ce30" style:family="table-cell" style:parent-style-name="Default">
      <style:table-cell-properties fo:wrap-option="wrap" style:vertical-align="top"/>
      <style:text-properties fo:font-size="6pt" style:font-size-asian="6pt" style:font-size-complex="6pt"/>
    </style:style>
    <style:style style:name="ce31" style:family="table-cell" style:parent-style-name="Default">
      <style:table-cell-properties fo:background-color="#afd095" fo:wrap-option="wrap" style:vertical-align="top"/>
      <style:text-properties fo:font-size="6pt" style:font-size-asian="6pt" style:font-size-complex="6pt"/>
    </style:style>
    <style:style style:name="ce32" style:family="table-cell" style:parent-style-name="Default">
      <style:text-properties fo:font-size="6pt" style:font-size-asian="6pt" style:font-size-complex="6pt"/>
    </style:style>
    <style:style style:name="ce33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column table:style-name="co5" table:default-cell-style-name="ce6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6"/>
        <table:table-column table:style-name="co10" table:default-cell-style-name="ce30"/>
        <table:table-column table:style-name="co11" table:default-cell-style-name="ce7"/>
        <table:table-column table:style-name="co12" table:number-columns-repeated="1011" table:default-cell-style-name="ce7"/>
        <table:table-row table:style-name="ro1" table:number-rows-repeated="3"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Work Cell 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table-cell table:style-name="ce18"/>
          <table:table-cell table:style-name="ce21" office:value-type="string" calcext:value-type="string">
            <text:p>Name</text:p>
          </table:table-cell>
          <table:table-cell table:style-name="ce18" office:value-type="string" calcext:value-type="string">
            <text:p>Status</text:p>
          </table:table-cell>
          <table:table-cell table:style-name="ce21" office:value-type="string" calcext:value-type="string">
            <text:p>Description</text:p>
          </table:table-cell>
          <table:table-cell table:style-name="ce27" office:value-type="string" calcext:value-type="string">
            <text:p>Quant.</text:p>
          </table:table-cell>
          <table:table-cell table:style-name="ce27" office:value-type="string" calcext:value-type="string">
            <text:p>Unit Price</text:p>
          </table:table-cell>
          <table:table-cell table:style-name="ce27" office:value-type="string" calcext:value-type="string">
            <text:p>Price</text:p>
          </table:table-cell>
          <table:table-cell table:style-name="ce21" office:value-type="string" calcext:value-type="string">
            <text:p>Merchant</text:p>
          </table:table-cell>
          <table:table-cell table:style-name="ce31" office:value-type="string" calcext:value-type="string">
            <text:p>P#</text:p>
          </table:table-cell>
          <table:table-cell table:style-name="ce27" office:value-type="string" calcext:value-type="string">
            <text:p>Link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General</text:p>
          </table:table-cell>
          <table:covered-table-cell/>
          <table:covered-table-cell table:style-name="ce3"/>
          <table:covered-table-cell/>
          <table:table-cell/>
          <table:table-cell table:style-name="ce28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 calcext:value-type="string">
            <text:p>Camera Mount 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LS11 Camera Mount Desk Stand with Auxiliary Holding Arm</text:p>
          </table:table-cell>
          <table:table-cell office:value-type="float" office:value="2" calcext:value-type="float">
            <text:p>2</text:p>
          </table:table-cell>
          <table:table-cell table:style-name="ce28" office:value-type="currency" office:currency="USD" office:value="50" calcext:value-type="currency">
            <text:p>$50.00</text:p>
          </table:table-cell>
          <table:table-cell table:style-name="ce28" table:formula="of:=[.G7]*[.F7]" office:value-type="currency" office:currency="USD" office:value="100" calcext:value-type="currency">
            <text:p>$100.00</text:p>
          </table:table-cell>
          <table:table-cell office:value-type="string" calcext:value-type="string">
            <text:p>Amazon</text:p>
          </table:table-cell>
          <table:table-cell/>
          <table:table-cell table:style-name="ce33" office:value-type="string" calcext:value-type="string">
            <text:p><text:span text:style-name="T1"><text:a xlink:href="https://www.amazon.com/dp/B09D7FRW5T?ref=ppx_yo2ov_dt_b_product_details&amp;th=1" xlink:type="simple">https://www.amazon.com/dp/B09D7FRW5T?ref=ppx_yo2ov_dt_b_product_details&amp;th=1</text:a></text:span><text:span text:style-name="T1"> </text:span>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" office:value-type="string" calcext:value-type="string">
            <text:p>Camera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4K Ultra HD Webcam 5X Optical Zoom Camera with 2.8-12mm Variable Lens USB Web Camera 3840x2160@30fps UHD USB with Camera Sony IMX317 Sensor Camera PC USB2.0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21" calcext:value-type="currency">
            <text:p>$121.00</text:p>
          </table:table-cell>
          <table:table-cell table:style-name="ce28" table:formula="of:=[.G8]*[.F8]" office:value-type="currency" office:currency="USD" office:value="121" calcext:value-type="currency">
            <text:p>$121.00</text:p>
          </table:table-cell>
          <table:table-cell office:value-type="string" calcext:value-type="string">
            <text:p>Amazon</text:p>
          </table:table-cell>
          <table:table-cell/>
          <table:table-cell table:style-name="ce2" office:value-type="string" calcext:value-type="string">
            <text:p><text:a xlink:href="https://www.amazon.com/Camera-Optical-Definition-3840x2160-Adjustable/dp/B08S79BQR8?th=1" xlink:type="simple">https://www.amazon.com/Camera-Optical-Definition-3840x2160-Adjustable/dp/B08S79BQR8?th=1</text:a></text:p>
            <text:p/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" office:value-type="string" calcext:value-type="string">
            <text:p>USB Hub </text:p>
          </table:table-cell>
          <table:table-cell office:value-type="string" calcext:value-type="string">
            <text:p>Buy </text:p>
          </table:table-cell>
          <table:table-cell office:value-type="string" calcext:value-type="string">
            <text:p>SABRENT 10-Port 60W USB 3.0 Hub with Individual Power Switches and LEDs Includes 60W 12V/5A Power Adapter (HB-BU10)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60" calcext:value-type="currency">
            <text:p>$60.00</text:p>
          </table:table-cell>
          <table:table-cell table:style-name="ce28" table:formula="of:=[.G9]*[.F9]" office:value-type="currency" office:currency="USD" office:value="60" calcext:value-type="currency">
            <text:p>$60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 <text:a xlink:href="https://www.amazon.com/Sabrent-Charging-Individual-Switches-HB-B7C3/dp/B0797NZFYP/ref=sr_1_13?content-id=amzn1.sym.8fc539a0-3d8d-48b5-992f-26aed91324e7%3Aamzn1.sym.8fc539a0-3d8d-48b5-992f-26aed91324e7&amp;keywords=powered%2Busb%2Bhub&amp;pd_rd_r=35b7e0a0-c989-409f-8e0c-fdc47cff8e0c&amp;pd_rd_w=RBWcP&amp;pd_rd_wg=oJUdo&amp;pf_rd_p=8fc539a0-3d8d-48b5-992f-26aed91324e7&amp;pf_rd_r=ENWYWCY3XS34D50ZXJYP&amp;qid=1670272975&amp;sr=8-13&amp;th=1" xlink:type="simple">https://www.amazon.com/Sabrent-Charging-Individual-Switches-HB-B7C3/dp/B0797NZFYP/ref=sr_1_13?content-id=amzn1.sym.8fc539a0-3d8d-48b5-992f-26aed91324e7%3Aamzn1.sym.8fc539a0-3d8d-48b5-992f-26aed91324e7&amp;keywords=powered%2Busb%2Bhub&amp;pd_rd_r=35b7e0a0-c989-409f-8e0c-fdc47cff8e0c&amp;pd_rd_w=RBWcP&amp;pd_rd_wg=oJUdo&amp;pf_rd_p=8fc539a0-3d8d-48b5-992f-26aed91324e7&amp;pf_rd_r=ENWYWCY3XS34D50ZXJYP&amp;qid=1670272975&amp;sr=8-13&amp;th=1</text:a> 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9" office:value-type="string" calcext:value-type="string">
            <text:p>Cable Ties</text:p>
          </table:table-cell>
          <table:table-cell office:value-type="string" calcext:value-type="string">
            <text:p>Buy </text:p>
          </table:table-cell>
          <table:table-cell office:value-type="string" calcext:value-type="string">
            <text:p>Rustark 50Pcs 2 Sizes Adjustable Self-Adhesive Nylon Cable Straps Cable Ties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1" calcext:value-type="currency">
            <text:p>$11.00</text:p>
          </table:table-cell>
          <table:table-cell table:style-name="ce28" table:formula="of:=[.G10]*[.F10]" office:value-type="currency" office:currency="USD" office:value="11" calcext:value-type="currency">
            <text:p>$11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Rustark-Adjustable-Self-Adhesive-Straps-management/dp/B071RGCJLT/ref=sr_1_21?keywords=cable+management&amp;qid=1670536753&amp;sprefix=cable+%2Caps%2C136&amp;sr=8-21" xlink:type="simple">https://www.amazon.com/Rustark-Adjustable-Self-Adhesive-Straps-management/dp/B071RGCJLT/ref=sr_1_21?keywords=cable+management&amp;qid=1670536753&amp;sprefix=cable+%2Caps%2C136&amp;sr=8-21</text:a> 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9" office:value-type="string" calcext:value-type="string">
            <text:p>USB C 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USB C to USB C 3.1 Gen 2 Cable 10ft, Fasgear 10Gbps 100W(20V/5A)</text:p>
          </table:table-cell>
          <table:table-cell office:value-type="float" office:value="2" calcext:value-type="float">
            <text:p>2</text:p>
          </table:table-cell>
          <table:table-cell table:style-name="ce28" office:value-type="currency" office:currency="USD" office:value="18" calcext:value-type="currency">
            <text:p>$18.00</text:p>
          </table:table-cell>
          <table:table-cell table:style-name="ce28" table:formula="of:=[.G11]*[.F11]" office:value-type="currency" office:currency="USD" office:value="36" calcext:value-type="currency">
            <text:p>$36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Fasgear-Delivery-Emarker-Compatible-Displays/dp/B08FY28Z8F/ref=sr_1_1?crid=S08VACFPUXJ2&amp;keywords=usb%2Btype%2Bc%2B3.1%2Bgen%2B2%2Bcable%2B100w%2F10gbps%2B10ft&amp;qid=1670652614&amp;sprefix=usb%2Btype%2Bc%2B3.1%2Bgen%2B2%2Bcable%2B100w%2F10gbps%2B10ft%2Caps%2C89&amp;sr=8-1&amp;th=1" xlink:type="simple">https://www.amazon.com/Fasgear-Delivery-Emarker-Compatible-Displays/dp/B08FY28Z8F/ref=sr_1_1?crid=S08VACFPUXJ2&amp;keywords=usb%2Btype%2Bc%2B3.1%2Bgen%2B2%2Bcable%2B100w%2F10gbps%2B10ft&amp;qid=1670652614&amp;sprefix=usb%2Btype%2Bc%2B3.1%2Bgen%2B2%2Bcable%2B100w%2F10gbps%2B10ft%2Caps%2C89&amp;sr=8-1&amp;th=1</text:a> 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" office:value-type="string" calcext:value-type="string">
            <text:p>SSD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AMSUNG 980 PRO SSD 2TB PCIe NVMe Gen 4 Gaming M.2 Internal Solid State Hard Drive Memory Card, Maximum Speed, Thermal Control, MZ-V8P2T0B 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210" calcext:value-type="currency">
            <text:p>$210.00</text:p>
          </table:table-cell>
          <table:table-cell table:style-name="ce28" table:formula="of:=[.G12]*[.F12]" office:value-type="currency" office:currency="USD" office:value="210" calcext:value-type="currency">
            <text:p>$210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gp/product/B08RK2SR23/ref=ox_sc_act_title_6?smid=ATVPDKIKX0DER&amp;th=1" xlink:type="simple">https://www.amazon.com/gp/product/B08RK2SR23/ref=ox_sc_act_title_6?smid=ATVPDKIKX0DER&amp;th=1</text:a> </text:p>
          </table:table-cell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3"/>
          <table:table-cell table:style-name="ce28" table:number-columns-repeated="2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Wire Rack</text:p>
          </table:table-cell>
          <table:covered-table-cell table:style-name="ce9"/>
          <table:covered-table-cell table:number-columns-repeated="2"/>
          <table:table-cell/>
          <table:table-cell table:style-name="ce28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 calcext:value-type="string">
            <text:p>Wire Rack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BISupply Wall Mount Electrical Wire Spool Rack Holder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69" calcext:value-type="currency">
            <text:p>$69.00</text:p>
          </table:table-cell>
          <table:table-cell table:style-name="ce28" table:formula="of:=[.G16]*[.F16]" office:value-type="currency" office:currency="USD" office:value="69" calcext:value-type="currency">
            <text:p>$69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gp/product/B0BM22KVXP/ref=ox_sc_act_title_7?smid=A1UMBRA5ZTBCX8&amp;psc=1" xlink:type="simple">https://www.amazon.com/gp/product/B0BM22KVXP/ref=ox_sc_act_title_7?smid=A1UMBRA5ZTBCX8&amp;psc=1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calcext:value-type="string">
            <text:p>Wire <text:s/>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Stranded, 16 AWG, per 25ft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5" calcext:value-type="currency">
            <text:p>$15.00</text:p>
          </table:table-cell>
          <table:table-cell table:style-name="ce28" table:formula="of:=[.G17]*[.F17]" office:value-type="currency" office:currency="USD" office:value="15" calcext:value-type="currency">
            <text:p>$15.00</text:p>
          </table:table-cell>
          <table:table-cell office:value-type="string" calcext:value-type="string">
            <text:p>eBay</text:p>
          </table:table-cell>
          <table:table-cell/>
          <table:table-cell office:value-type="string" calcext:value-type="string">
            <text:p><text:a xlink:href="https://www.ebay.com/itm/184912676904?hash=item2b0da78828:g:YPoAAOSwqrZg22uJ&amp;amdata=enc%3AAQAHAAAA4OYLZLvnMkywiUXy0UAz1hkA6zv3VRgtkoR%2F925PbArfNuioEGSuvk0C%2F4ZJ4PzGJWqvALO49Zz3L5RshoE5dlqE8grULAAUGCkWsBomkXW75Heye6dwl6tRpV6bMHwk00s" xlink:type="simple">https://www.ebay.com/itm/184912676904?hash=item2b0da78828:g:YPoAAOSwqrZg22uJ&amp;amdata=enc%3AAQAHAAAA4OYLZLvnMkywiUXy0UAz1hkA6zv3VRgtkoR%2F925PbArfNuioEGSuvk0C%2F4ZJ4PzGJWqvALO49Zz3L5RshoE5dlqE8grULAAUGCkWsBomkXW75Heye6dwl6tRpV6bMHwk00s</text:a> <text:a xlink:href="https://www.ebay.com/itm/184912676904?hash=item2b0da78828:g:YPoAAOSwqrZg22uJ&amp;amdata=enc%3AAQAHAAAA4OYLZLvnMkywiUXy0UAz1hkA6zv3VRgtkoR%2F925PbArfNuioEGSuvk0C%2F4ZJ4PzGJWqvALO49Zz3L5RshoE5dlqE8grULAAUGCkWsBomkXW75Heye6dwl6tRpV6bMHwk00sY%2BVENDPo4%2Bdx7mDqLOrPS2cV9sgNz2f5JQundVRkB1%2BSgM2gaeWSMjmxmz4Ic7fvdtbjGl6C0EUlB4BjXOOeD56SxM1jyCrJVx9cgf2%2FN3%2B6MnJpIIehZYGH6%2BFaSxkwpYYHU31pD%2FD0lN6FbhQEVtWV%2FWZ50OmgU55JLZRDQ%7Ctkp%3ABk9SR7znj6yfYQ" xlink:type="simple">https://www.ebay.com/itm/184912676904?hash=item2b0da78828:g:YPoAAOSwqrZg22uJ&amp;amdata=enc%3AAQAHAAAA4OYLZLvnMkywiUXy0UAz1hkA6zv3VRgtkoR%2F925PbArfNuioEGSuvk0C%2F4ZJ4PzGJWqvALO49Zz3L5RshoE5dlqE8grULAAUGCkWsBomkXW75Heye6dwl6tRpV6bMHwk00sY%2BVENDPo4%2Bdx7mDqLOrPS2cV9sgNz2f5JQundVRkB1%2BSgM2gaeWSMjmxmz4Ic7fvdtbjGl6C0EUlB4BjXOOeD56SxM1jyCrJVx9cgf2%2FN3%2B6MnJpIIehZYGH6%2BFaSxkwpYYHU31pD%2FD0lN6FbhQEVtWV%2FWZ50OmgU55JLZRDQ%7Ctkp%3ABk9SR7znj6yfYQ</text:a> </text:p>
          </table:table-cell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3"/>
          <table:table-cell table:style-name="ce28" table:number-columns-repeated="2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Lighting</text:p>
          </table:table-cell>
          <table:covered-table-cell table:style-name="ce9"/>
          <table:covered-table-cell table:number-columns-repeated="2"/>
          <table:table-cell/>
          <table:table-cell table:style-name="ce28" table:number-columns-repeated="2"/>
          <table:table-cell table:number-columns-repeated="1014"/>
        </table:table-row>
        <table:table-row table:style-name="ro4">
          <table:table-cell table:number-columns-repeated="2"/>
          <table:table-cell table:style-name="ce9" office:value-type="string" calcext:value-type="string">
            <text:p>Main Ligh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Neewer 2 Packs 660 LED Video Light with APP Control, Photography Video Lighting Kit with Light Stands, Dimmable 45W Bi-Color 3200K-5600K CRI 97+ with Diffuser/Barndoor/Bag for Studio YouTube Shooting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40" calcext:value-type="currency">
            <text:p>$140.00</text:p>
          </table:table-cell>
          <table:table-cell table:style-name="ce28" table:formula="of:=[.G21]*[.F21]" office:value-type="currency" office:currency="USD" office:value="140" calcext:value-type="currency">
            <text:p>$140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gp/product/B08216G3NB/ref=ox_sc_act_title_4?smid=A1PUA71SLQO986&amp;psc=1" xlink:type="simple">https://www.amazon.com/gp/product/B08216G3NB/ref=ox_sc_act_title_4?smid=A1PUA71SLQO986&amp;psc=1</text:a> 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" office:value-type="string" calcext:value-type="string">
            <text:p>Small Light 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Neewer 2-Pack Video Conference Light Kit, 22W 3200K~5600K Dimmable LED Video Light with Remote Control, 50” Light Stand and Color Filter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52" calcext:value-type="currency">
            <text:p>$52.00</text:p>
          </table:table-cell>
          <table:table-cell table:style-name="ce28" table:formula="of:=[.G22]*[.F22]" office:value-type="currency" office:currency="USD" office:value="52" calcext:value-type="currency">
            <text:p>$52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gp/product/B08NX6HWDZ/ref=ox_sc_act_title_1?smid=A3EMB8PGWF3WLP&amp;psc=1" xlink:type="simple">https://www.amazon.com/gp/product/B08NX6HWDZ/ref=ox_sc_act_title_1?smid=A3EMB8PGWF3WLP&amp;psc=1</text:a> 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9" office:value-type="string" calcext:value-type="string">
            <text:p>Diffuser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Neewer 2 Packs LED Light Panel Softbox for 660/530/480 LED Light - Outer 16.3'' x 6.5'', Inner 9.8'' x 8.7'', Foldable Light Diffuser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83" calcext:value-type="currency">
            <text:p>$83.00</text:p>
          </table:table-cell>
          <table:table-cell table:style-name="ce28" table:formula="of:=[.G23]*[.F23]" office:value-type="currency" office:currency="USD" office:value="83" calcext:value-type="currency">
            <text:p>$83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gp/product/B07TJWJ9YX/ref=ewc_pr_img_2?smid=A3D1N8C7CDOTVA&amp;th=1" xlink:type="simple">https://www.amazon.com/gp/product/B07TJWJ9YX/ref=ewc_pr_img_2?smid=A3D1N8C7CDOTVA&amp;th=1</text:a> 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9" office:value-type="string" calcext:value-type="string">
            <text:p>Super Clamp w magic arm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uper Clamp Camera Clamp Mount Monitor 360° Ballhead Magic Arm Double Ball Head Adapter with 1/4"-20 &amp; 3/8" </text:p>
          </table:table-cell>
          <table:table-cell office:value-type="float" office:value="2" calcext:value-type="float">
            <text:p>2</text:p>
          </table:table-cell>
          <table:table-cell table:style-name="ce28" office:value-type="currency" office:currency="USD" office:value="16" calcext:value-type="currency">
            <text:p>$16.00</text:p>
          </table:table-cell>
          <table:table-cell table:style-name="ce28" table:formula="of:=[.G24]*[.F24]" office:value-type="currency" office:currency="USD" office:value="32" calcext:value-type="currency">
            <text:p>$32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gp/product/B09C882D4M/ref=ewc_pr_img_1?smid=A209UUQT8O7JCV&amp;th=1" xlink:type="simple">https://www.amazon.com/gp/product/B09C882D4M/ref=ewc_pr_img_1?smid=A209UUQT8O7JCV&amp;th=1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calcext:value-type="string">
            <text:p>Super Clamp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uper Clamp 1/4 and 3/8 Thread Clip 2 pack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4" calcext:value-type="currency">
            <text:p>$14.00</text:p>
          </table:table-cell>
          <table:table-cell table:style-name="ce28" table:formula="of:=[.G25]*[.F25]" office:value-type="currency" office:currency="USD" office:value="14" calcext:value-type="currency">
            <text:p>$14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Donuts-Super-Thread-Lights-Umbrellas/dp/B0948X973Z/ref=psdc_3347851_t2_B0062U2M4E" xlink:type="simple">https://www.amazon.com/Donuts-Super-Thread-Lights-Umbrellas/dp/B0948X973Z/ref=psdc_3347851_t2_B0062U2M4E</text:a> 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9" office:value-type="string" calcext:value-type="string">
            <text:p>Studio Light Boom Arm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iFongsh 51"/130cm Adjustable Wall Mount Triangle Boom Arm with 9.8"/25cm Metal Flexible Tube Arm, Support 180° Rotation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70" calcext:value-type="currency">
            <text:p>$70.00</text:p>
          </table:table-cell>
          <table:table-cell table:style-name="ce28" table:formula="of:=[.G26]*[.F26]" office:value-type="currency" office:currency="USD" office:value="70" calcext:value-type="currency">
            <text:p>$70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gp/product/B09ZTM9JPH/ref=ewc_pr_img_1?smid=A24U5M6PGPFGJQ&amp;psc=1" xlink:type="simple">https://www.amazon.com/gp/product/B09ZTM9JPH/ref=ewc_pr_img_1?smid=A24U5M6PGPFGJQ&amp;psc=1</text:a> </text:p>
          </table:table-cell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3"/>
          <table:table-cell table:style-name="ce28" table:number-columns-repeated="2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Controller</text:p>
          </table:table-cell>
          <table:covered-table-cell/>
          <table:covered-table-cell table:style-name="ce3"/>
          <table:covered-table-cell/>
          <table:table-cell/>
          <table:table-cell table:style-name="ce28" table:number-columns-repeated="2"/>
          <table:table-cell table:number-columns-repeated="1014"/>
        </table:table-row>
        <table:table-row table:style-name="ro3">
          <table:table-cell table:number-columns-repeated="2"/>
          <table:table-cell table:style-name="ce9" office:value-type="string" calcext:value-type="string">
            <text:p>Latching Push Button – 12mm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6pcs Latching Push Button Switch 12V LED Blue Waterproof ON Off Maintained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6" calcext:value-type="currency">
            <text:p>$16.00</text:p>
          </table:table-cell>
          <table:table-cell table:style-name="ce28" table:formula="of:=[.G30]*[.F30]" office:value-type="currency" office:currency="USD" office:value="16" calcext:value-type="currency">
            <text:p>$16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DaierTek-Latching-Button-Waterproof-Maintained/dp/B08P4HKCVX/ref=sr_1_1?crid=VKWCLPQ8WKEG&amp;keywords=push+toggle+bottom&amp;qid=1670273666&amp;sprefix=push+toggle+bottom%2Caps%2C95&amp;sr=8-1" xlink:type="simple">https://www.amazon.com/DaierTek-Latching-Button-Waterproof-Maintained/dp/B08P4HKCVX/ref=sr_1_1?crid=VKWCLPQ8WKEG&amp;keywords=push+toggle+bottom&amp;qid=1670273666&amp;sprefix=push+toggle+bottom%2Caps%2C95&amp;sr=8-1</text:a> 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9" office:value-type="string" calcext:value-type="string">
            <text:p>Momentary Push Button – 12mm 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12 Volt Momentary Push Button Switch Waterproof Blue LED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21" calcext:value-type="currency">
            <text:p>$21.00</text:p>
          </table:table-cell>
          <table:table-cell table:style-name="ce28" table:formula="of:=[.G31]*[.F31]" office:value-type="currency" office:currency="USD" office:value="21" calcext:value-type="currency">
            <text:p>$21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Momentary-Push-Button-Switch-Illuminated/dp/B08RS9QP7W/ref=sr_1_6?crid=11T2Z9J7EHEJW&amp;keywords=12v+momentary+push+button+daiertek&amp;qid=1670273574&amp;sprefix=12v+momentary+push+botton+daiertek%2Caps%2C83&amp;sr=8-6" xlink:type="simple">https://www.amazon.com/Momentary-Push-Button-Switch-Illuminated/dp/B08RS9QP7W/ref=sr_1_6?crid=11T2Z9J7EHEJW&amp;keywords=12v+momentary+push+button+daiertek&amp;qid=1670273574&amp;sprefix=12v+momentary+push+botton+daiertek%2Caps%2C83&amp;sr=8-6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calcext:value-type="string">
            <text:p>Cable Trey</text:p>
          </table:table-cell>
          <table:table-cell office:value-type="string" calcext:value-type="string">
            <text:p>Buy</text:p>
          </table:table-cell>
          <table:table-cell table:style-name="ce26" office:value-type="string" calcext:value-type="string">
            <text:p>Under Desk Cable Management Tray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21" calcext:value-type="currency">
            <text:p>$21.00</text:p>
          </table:table-cell>
          <table:table-cell table:style-name="ce28" table:formula="of:=[.G32]*[.F32]" office:value-type="currency" office:currency="USD" office:value="21" calcext:value-type="currency">
            <text:p>$21.00</text:p>
          </table:table-cell>
          <table:table-cell office:value-type="string" calcext:value-type="string">
            <text:p>Amazon</text:p>
          </table:table-cell>
          <table:table-cell table:style-name="ce32"/>
          <table:table-cell office:value-type="string" calcext:value-type="string">
            <text:p><text:a xlink:href="https://www.amazon.com/Management-Sturdy-Organizer-Basket-H4-7in/dp/B08CVJLDFD/ref=rvi_sccl_7/146-1681012-7145130?pd_rd_w=sMTg7&amp;content-id=amzn1.sym.f5690a4d-f2bb-45d9-9d1b-736fee412437&amp;pf_rd_p=f5690a4d-f2bb-45d9-9d1b-736fee412437&amp;pf_rd_r=2Y5PGS2ZV4GPS8845THB&amp;pd_rd_wg=G1tuu&amp;pd_rd_r=1cdbdfa3-6546-4823-b780-68b40ab2a1c7&amp;pd_rd_i=B08CVJLDFD&amp;th=1" xlink:type="simple">https://www.amazon.com/Management-Sturdy-Organizer-Basket-H4-7in/dp/B08CVJLDFD/ref=rvi_sccl_7/146-1681012-7145130?pd_rd_w=sMTg7&amp;content-id=amzn1.sym.f5690a4d-f2bb-45d9-9d1b-736fee412437&amp;pf_rd_p=f5690a4d-f2bb-45d9-9d1b-736fee412437&amp;pf_rd_r=2Y5PGS2ZV4GPS8845THB&amp;pd_rd_wg=G1tuu&amp;pd_rd_r=1cdbdfa3-6546-4823-b780-68b40ab2a1c7&amp;pd_rd_i=B08CVJLDFD&amp;th=1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calcext:value-type="string">
            <text:p>Cable Cover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Cable Management 96'' J Channel-6 Pack Cord Cover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9" calcext:value-type="currency">
            <text:p>$19.00</text:p>
          </table:table-cell>
          <table:table-cell table:style-name="ce28" table:formula="of:=[.G33]*[.F33]" office:value-type="currency" office:currency="USD" office:value="19" calcext:value-type="currency">
            <text:p>$19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EVEO-J-Channel-Cable-Raceway/dp/B08DG2LY5B/ref=sr_1_8?keywords=cable%2Btray%2Bunder%2Bdesk&amp;qid=1670097973&amp;sprefix=cable%2Btra%2Caps%2C121&amp;sr=8-8&amp;th=1" xlink:type="simple">https://www.amazon.com/EVEO-J-Channel-Cable-Raceway/dp/B08DG2LY5B/ref=sr_1_8?keywords=cable%2Btray%2Bunder%2Bdesk&amp;qid=1670097973&amp;sprefix=cable%2Btra%2Caps%2C121&amp;sr=8-8&amp;th=1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calcext:value-type="string">
            <text:p>Chain</text:p>
          </table:table-cell>
          <table:table-cell office:value-type="string" calcext:value-type="string">
            <text:p>Buy </text:p>
          </table:table-cell>
          <table:table-cell office:value-type="string" calcext:value-type="string">
            <text:p>Stainless Steel Chain, Lsqurel (1/8in-13ft)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7" calcext:value-type="currency">
            <text:p>$17.00</text:p>
          </table:table-cell>
          <table:table-cell table:style-name="ce28" table:formula="of:=[.G34]*[.F34]" office:value-type="currency" office:currency="USD" office:value="17" calcext:value-type="currency">
            <text:p>$17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Stainless-Lsqurel-Utility-Outdoor-8in-6-5ft/dp/B085G2N3V1/ref=sr_1_16?crid=7S3S6MHB68AX&amp;keywords=chain&amp;qid=1670453124&amp;s=industrial&amp;sprefix=chain%2Cindustrial%2C111&amp;sr=1-16&amp;th=1" xlink:type="simple">https://www.amazon.com/Stainless-Lsqurel-Utility-Outdoor-8in-6-5ft/dp/B085G2N3V1/ref=sr_1_16?crid=7S3S6MHB68AX&amp;keywords=chain&amp;qid=1670453124&amp;s=industrial&amp;sprefix=chain%2Cindustrial%2C111&amp;sr=1-16&amp;th=1</text:a>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9" office:value-type="string" calcext:value-type="string">
            <text:p>Push Button Box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lectrical Project Enclosure Durable DIY Electronic Project Box Grey 9.84 x 3.15 x 2.76 inch (250 x 80 x 70 mm) 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4" calcext:value-type="currency">
            <text:p>$14.00</text:p>
          </table:table-cell>
          <table:table-cell table:style-name="ce28" table:formula="of:=[.G35]*[.F35]" office:value-type="currency" office:currency="USD" office:value="14" calcext:value-type="currency">
            <text:p>$14.00</text:p>
          </table:table-cell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Zulkit-Dustproof-Waterproof-Electrical-Electronic/dp/B08MYVR5TF/ref=sr_1_45?content-id=amzn1.sym.a8c0feb0-2496-4743-ac95-aca14c8a7982&amp;keywords=button%2Benclosure&amp;pd_rd_r=98ebc786-bd79-4820-89ad-258bf767e9d1&amp;pd_rd_w=QMxMb&amp;pd_rd_wg=ZIbmO&amp;pf_rd_p=a8c0feb0-2496-4743-ac95-aca14c8a7982&amp;pf_rd_r=9NNP4FJ9TGWTFRBY7TGA&amp;qid=1670454683&amp;sr=8-45&amp;th=1" xlink:type="simple">https://www.amazon.com/Zulkit-Dustproof-Waterproof-Electrical-Electronic/dp/B08MYVR5TF/ref=sr_1_45?content-id=amzn1.sym.a8c0feb0-2496-4743-ac95-aca14c8a7982&amp;keywords=button%2Benclosure&amp;pd_rd_r=98ebc786-bd79-4820-89ad-258bf767e9d1&amp;pd_rd_w=QMxMb&amp;pd_rd_wg=ZIbmO&amp;pf_rd_p=a8c0feb0-2496-4743-ac95-aca14c8a7982&amp;pf_rd_r=9NNP4FJ9TGWTFRBY7TGA&amp;qid=1670454683&amp;sr=8-45&amp;th=1</text:a> </text:p>
          </table:table-cell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3"/>
          <table:table-cell table:style-name="ce28" table:number-columns-repeated="2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Work Cell – Curtain </text:p>
          </table:table-cell>
          <table:covered-table-cell table:style-name="ce9"/>
          <table:covered-table-cell table:style-name="ce3"/>
          <table:covered-table-cell/>
          <table:table-cell/>
          <table:table-cell table:style-name="ce28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 calcext:value-type="string">
            <text:p>Eyebolt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Steel Eyebolt with Shoulder</text:p>
          </table:table-cell>
          <table:table-cell office:value-type="float" office:value="32" calcext:value-type="float">
            <text:p>32</text:p>
          </table:table-cell>
          <table:table-cell table:style-name="ce28" office:value-type="currency" office:currency="USD" office:value="3.37" calcext:value-type="currency">
            <text:p>$3.37</text:p>
          </table:table-cell>
          <table:table-cell table:style-name="ce28" table:formula="of:=[.G39]*[.F39]" office:value-type="currency" office:currency="USD" office:value="107.84" calcext:value-type="currency">
            <text:p>$107.84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3014T45</text:p>
          </table:table-cell>
          <table:table-cell office:value-type="string" calcext:value-type="string">
            <text:p><text:a xlink:href="https://www.mcmaster.com/3014T45/" xlink:type="simple">https://www.mcmaster.com/3014T45/</text:a> </text:p>
          </table:table-cell>
          <table:table-cell table:number-columns-repeated="1011"/>
        </table:table-row>
        <table:table-row table:style-name="ro3">
          <table:table-cell/>
          <table:table-cell table:style-name="ce19"/>
          <table:table-cell table:style-name="ce9" office:value-type="string" calcext:value-type="string">
            <text:p>Drop-in Nut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rop-in Hammer Stainless Steel Nut, for 30 mm Rail Height, 1/4"-20</text:p>
          </table:table-cell>
          <table:table-cell office:value-type="float" office:value="32" calcext:value-type="float">
            <text:p>32</text:p>
          </table:table-cell>
          <table:table-cell table:style-name="ce28" office:value-type="currency" office:currency="USD" office:value="3.23" calcext:value-type="currency">
            <text:p>$3.23</text:p>
          </table:table-cell>
          <table:table-cell table:style-name="ce28" table:formula="of:=[.G40]*[.F40]" office:value-type="currency" office:currency="USD" office:value="103.36" calcext:value-type="currency">
            <text:p>$103.36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6000N131</text:p>
          </table:table-cell>
          <table:table-cell table:number-columns-repeated="1012"/>
        </table:table-row>
        <table:table-row table:style-name="ro1">
          <table:table-cell/>
          <table:table-cell table:style-name="ce19"/>
          <table:table-cell table:style-name="ce9" office:value-type="string" calcext:value-type="string">
            <text:p>or</text:p>
          </table:table-cell>
          <table:table-cell table:number-columns-repeated="3"/>
          <table:table-cell table:style-name="ce28"/>
          <table:table-cell table:style-name="ce28" table:formula="of:=[.G41]*[.F41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 calcext:value-type="string">
            <text:p>Long Curtain</text:p>
          </table:table-cell>
          <table:table-cell office:value-type="string" calcext:value-type="string">
            <text:p>Hold </text:p>
          </table:table-cell>
          <table:table-cell office:value-type="string" calcext:value-type="string">
            <text:p>Tension Curtain Rod 62-105 Inches – Matte Black</text:p>
          </table:table-cell>
          <table:table-cell office:value-type="float" office:value="2" calcext:value-type="float">
            <text:p>2</text:p>
          </table:table-cell>
          <table:table-cell table:style-name="ce28" office:value-type="currency" office:currency="USD" office:value="32" calcext:value-type="currency">
            <text:p>$32.00</text:p>
          </table:table-cell>
          <table:table-cell table:style-name="ce28" table:formula="of:=[.G42]*[.F42]" office:value-type="currency" office:currency="USD" office:value="64" calcext:value-type="currency">
            <text:p>$64.00</text:p>
          </table:table-cell>
          <table:table-cell office:value-type="string" calcext:value-type="string">
            <text:p>Amazo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9" office:value-type="string" calcext:value-type="string">
            <text:p>Med Curtain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Tension Curtain Rod 43-73 Inches – Matte Black</text:p>
          </table:table-cell>
          <table:table-cell office:value-type="float" office:value="4" calcext:value-type="float">
            <text:p>4</text:p>
          </table:table-cell>
          <table:table-cell table:style-name="ce28" office:value-type="currency" office:currency="USD" office:value="26" calcext:value-type="currency">
            <text:p>$26.00</text:p>
          </table:table-cell>
          <table:table-cell table:style-name="ce28" table:formula="of:=[.G43]*[.F43]" office:value-type="currency" office:currency="USD" office:value="104" calcext:value-type="currency">
            <text:p>$104.00</text:p>
          </table:table-cell>
          <table:table-cell office:value-type="string" calcext:value-type="string">
            <text:p>Amazo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9"/>
          <table:table-cell table:number-columns-repeated="3"/>
          <table:table-cell table:style-name="ce28"/>
          <table:table-cell table:style-name="ce28" table:formula="of:=[.G44]*[.F44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Fabric – Samples</text:p>
          </table:table-cell>
          <table:covered-table-cell table:style-name="ce9"/>
          <table:covered-table-cell table:style-name="ce3"/>
          <table:covered-table-cell/>
          <table:table-cell/>
          <table:table-cell table:style-name="ce28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 calcext:value-type="string">
            <text:p>Black Fabric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Black Pongee Sample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2" calcext:value-type="currency">
            <text:p>$2.00</text:p>
          </table:table-cell>
          <table:table-cell table:style-name="ce28" table:formula="of:=[.G46]*[.F46]" office:value-type="currency" office:currency="USD" office:value="2" calcext:value-type="currency">
            <text:p>$2.00</text:p>
          </table:table-cell>
          <table:table-cell office:value-type="string" calcext:value-type="string">
            <text:p>OFS.com</text:p>
          </table:table-cell>
          <table:table-cell office:value-type="string" calcext:value-type="string">
            <text:p>S-PON1127</text:p>
          </table:table-cell>
          <table:table-cell office:value-type="string" calcext:value-type="string">
            <text:p><text:a xlink:href="https://www.onlinefabricstore.com/black-pongee-fabric-.htm" xlink:type="simple">https://www.onlinefabricstore.com/black-pongee-fabric-.htm</text:a>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calcext:value-type="string">
            <text:p>Black Fabric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Black Panne Velvet Sample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2" calcext:value-type="currency">
            <text:p>$2.00</text:p>
          </table:table-cell>
          <table:table-cell table:style-name="ce28" table:formula="of:=[.G47]*[.F47]" office:value-type="currency" office:currency="USD" office:value="2" calcext:value-type="currency">
            <text:p>$2.00</text:p>
          </table:table-cell>
          <table:table-cell office:value-type="string" calcext:value-type="string">
            <text:p>OFS.com</text:p>
          </table:table-cell>
          <table:table-cell office:value-type="string" calcext:value-type="string">
            <text:p>S-PVEL1127</text:p>
          </table:table-cell>
          <table:table-cell office:value-type="string" calcext:value-type="string">
            <text:p><text:a xlink:href="https://www.onlinefabricstore.com/black-panne-velvet-fabric-.htm" xlink:type="simple">https://www.onlinefabricstore.com/black-panne-velvet-fabric-.htm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calcext:value-type="string">
            <text:p>Black Fabric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3.8 Oz Black Woven Poly Spandex Fabric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2" calcext:value-type="currency">
            <text:p>$2.00</text:p>
          </table:table-cell>
          <table:table-cell table:style-name="ce28" table:formula="of:=[.G48]*[.F48]" office:value-type="currency" office:currency="USD" office:value="2" calcext:value-type="currency">
            <text:p>$2.00</text:p>
          </table:table-cell>
          <table:table-cell office:value-type="string" calcext:value-type="string">
            <text:p>OFS.com</text:p>
          </table:table-cell>
          <table:table-cell office:value-type="string" calcext:value-type="string">
            <text:p>OFS-105</text:p>
          </table:table-cell>
          <table:table-cell office:value-type="string" calcext:value-type="string">
            <text:p><text:a xlink:href="https://www.onlinefabricstore.com/3-8-oz-black-woven-poly-spandex-fabric-.htm" xlink:type="simple">https://www.onlinefabricstore.com/3-8-oz-black-woven-poly-spandex-fabric-.htm</text:a>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calcext:value-type="string">
            <text:p>Black Fabric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Black ITY Knit Stretch Jersey Sample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2" calcext:value-type="currency">
            <text:p>$2.00</text:p>
          </table:table-cell>
          <table:table-cell table:style-name="ce28" table:formula="of:=[.G49]*[.F49]" office:value-type="currency" office:currency="USD" office:value="2" calcext:value-type="currency">
            <text:p>$2.00</text:p>
          </table:table-cell>
          <table:table-cell office:value-type="string" calcext:value-type="string">
            <text:p>OFS.com</text:p>
          </table:table-cell>
          <table:table-cell office:value-type="string" calcext:value-type="string">
            <text:p>S-ITYBLA</text:p>
          </table:table-cell>
          <table:table-cell office:value-type="string" calcext:value-type="string">
            <text:p><text:a xlink:href="https://www.onlinefabricstore.com/black-ity-knit-stretch-jersey-fabric-.htm" xlink:type="simple">https://www.onlinefabricstore.com/black-ity-knit-stretch-jersey-fabric-.htm</text:a>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calcext:value-type="string">
            <text:p>Black Fabric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Jefferson Linen Black Sample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2" calcext:value-type="currency">
            <text:p>$2.00</text:p>
          </table:table-cell>
          <table:table-cell table:style-name="ce28" table:formula="of:=[.G50]*[.F50]" office:value-type="currency" office:currency="USD" office:value="2" calcext:value-type="currency">
            <text:p>$2.00</text:p>
          </table:table-cell>
          <table:table-cell office:value-type="string" calcext:value-type="string">
            <text:p>OFS.com</text:p>
          </table:table-cell>
          <table:table-cell office:value-type="string" calcext:value-type="string">
            <text:p>S-JEFBLA</text:p>
          </table:table-cell>
          <table:table-cell office:value-type="string" calcext:value-type="string">
            <text:p><text:a xlink:href="https://www.onlinefabricstore.com/covington-jefferson-linen-black-fabric-.htm" xlink:type="simple">https://www.onlinefabricstore.com/covington-jefferson-linen-black-fabric-.htm</text:a>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/>
          <table:table-cell table:number-columns-repeated="3"/>
          <table:table-cell table:style-name="ce28"/>
          <table:table-cell table:style-name="ce28" table:formula="of:=[.G51]*[.F51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/>
          <table:table-cell table:number-columns-repeated="3"/>
          <table:table-cell table:style-name="ce28"/>
          <table:table-cell table:style-name="ce28" table:formula="of:=[.G52]*[.F52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/>
          <table:table-cell table:number-columns-repeated="3"/>
          <table:table-cell table:style-name="ce28"/>
          <table:table-cell table:style-name="ce28" table:formula="of:=[.G53]*[.F53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/>
          <table:table-cell table:number-columns-repeated="3"/>
          <table:table-cell table:style-name="ce28"/>
          <table:table-cell table:style-name="ce28" table:formula="of:=[.G54]*[.F54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/>
          <table:table-cell table:number-columns-repeated="3"/>
          <table:table-cell table:style-name="ce28"/>
          <table:table-cell table:style-name="ce28" table:formula="of:=[.G55]*[.F55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/>
          <table:table-cell table:number-columns-repeated="3"/>
          <table:table-cell table:style-name="ce28"/>
          <table:table-cell table:style-name="ce28" table:formula="of:=[.G56]*[.F56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/>
          <table:table-cell table:number-columns-repeated="3"/>
          <table:table-cell table:style-name="ce28"/>
          <table:table-cell table:style-name="ce28" table:formula="of:=[.G57]*[.F57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/>
          <table:table-cell table:style-name="ce18"/>
          <table:table-cell table:style-name="ce21"/>
          <table:table-cell table:style-name="ce18" office:value-type="string" calcext:value-type="string">
            <text:p><text:s text:c="2"/></text:p>
          </table:table-cell>
          <table:table-cell table:style-name="ce21"/>
          <table:table-cell table:style-name="ce27"/>
          <table:table-cell table:style-name="ce27" office:value-type="string" calcext:value-type="string">
            <text:p>Total</text:p>
          </table:table-cell>
          <table:table-cell table:style-name="ce29" table:formula="of:=SUM([.H7:.H57])" office:value-type="currency" office:currency="USD" office:value="1510.2" calcext:value-type="currency">
            <text:p>$1,510.20</text:p>
          </table:table-cell>
          <table:table-cell table:style-name="ce21"/>
          <table:table-cell table:style-name="ce31"/>
          <table:table-cell table:style-name="ce27"/>
          <table:table-cell table:number-columns-repeated="1011"/>
        </table:table-row>
        <table:table-row table:style-name="ro1" table:number-rows-repeated="104851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1">00/00/0000</text:date>, <text:time style:data-style-name="N2" text:time-value="20:58:16.529679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5T14:26:12.110270450</meta:creation-date>
    <dc:date>2022-12-11T20:59:26.503891876</dc:date>
    <meta:editing-duration>PT19H44M28S</meta:editing-duration>
    <meta:editing-cycles>6</meta:editing-cycles>
    <meta:generator>LibreOffice/6.4.7.2$Linux_X86_64 LibreOffice_project/40$Build-2</meta:generator>
    <meta:document-statistic meta:table-count="1" meta:cell-count="265" meta:object-count="0"/>
  </office:meta>
</office:document-meta>
</file>